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999999" draw:fill-image-width="0cm" draw:fill-image-height="0cm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4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4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family="'Ubuntu Condensed'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color="#ffffff" fo:font-family="'Ubuntu Condensed'" style:font-pitch="variable"/>
    </style:style>
    <style:style style:name="P4" style:family="paragraph">
      <style:paragraph-properties fo:text-align="center"/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P5" style:family="paragraph">
      <style:paragraph-properties fo:text-align="center"/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P6" style:family="paragraph">
      <style:text-properties fo:font-family="'Ubuntu Condensed'" style:font-pitch="variable" fo:font-size="12pt" style:font-size-asian="12pt" style:font-size-complex="12pt"/>
    </style:style>
    <style:style style:name="T1" style:family="text">
      <style:text-properties fo:color="#000000" fo:font-family="'Ubuntu Condensed'" style:font-pitch="variable" fo:font-size="12pt" style:font-size-asian="12pt" style:font-size-complex="12pt"/>
    </style:style>
    <style:style style:name="T2" style:family="text">
      <style:text-properties fo:color="#ffffff" fo:font-family="'Ubuntu Condensed'" style:font-pitch="variable"/>
    </style:style>
    <style:style style:name="T3" style:family="text"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T4" style:family="text"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T5" style:family="text">
      <style:text-properties fo:font-family="'Ubuntu Condensed'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492cm" svg:height="1.587cm" svg:x="14.018cm" svg:y="4.04cm">
          <text:p text:style-name="P1"><text:span text:style-name="T1">STA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3.493cm" svg:height="1.588cm" svg:x="8.937cm" svg:y="4.04cm">
          <text:p text:style-name="P1"><text:span text:style-name="T2">IDL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12.43cm" svg:y1="4.834cm" svg:x2="14.018cm" svg:y2="4.833cm" draw:start-shape="id1" draw:start-glue-point="1" draw:end-shape="id2" draw:end-glue-point="3" svg:d="M12430 4834h794v-1h794">
          <svg:title>Start</svg:title>
          <svg:desc>Start</svg:desc>
          <text:p text:style-name="P1"><text:span text:style-name="T3">Start</text:span></text:p>
        </draw:connector>
        <draw:connector draw:style-name="gr4" draw:text-style-name="P5" draw:layer="layout" svg:x1="17.51cm" svg:y1="4.833cm" svg:x2="19.514cm" svg:y2="4.834cm" draw:start-shape="id2" draw:start-glue-point="1" draw:end-shape="id3" draw:end-glue-point="3" svg:d="M17510 4833h1002v1h1002">
          <text:p text:style-name="P1"><text:span text:style-name="T4">SC</text:span></text:p>
        </draw:connector>
        <draw:custom-shape draw:style-name="gr2" draw:text-style-name="P3" xml:id="id3" draw:id="id3" draw:layer="layout" svg:width="3.493cm" svg:height="1.587cm" svg:x="19.514cm" svg:y="4.041cm">
          <text:p text:style-name="P1"><text:span text:style-name="T2">EXECU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3.065cm" svg:y1="4.175cm" svg:x2="12.43cm" svg:y2="2.27cm">
          <text:p/>
        </draw:line>
        <draw:frame draw:style-name="gr6" draw:text-style-name="P6" draw:layer="layout" svg:width="2.915cm" svg:height="0.725cm" svg:x="10.15cm" svg:y="1.635cm">
          <draw:text-box>
            <text:p><text:span text:style-name="T5">State comma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cm" fo:page-height="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 Bostroem</meta:initial-creator>
    <meta:creation-date>2021-03-25T14:14:49</meta:creation-date>
    <dc:date>2021-03-27T12:16:57</dc:date>
    <dc:creator>Carl Bostroem</dc:creator>
    <meta:editing-duration>PT4H42M27S</meta:editing-duration>
    <meta:editing-cycles>26</meta:editing-cycles>
    <meta:generator>OpenOffice/4.1.2$Unix OpenOffice.org_project/412m3$Build-9782</meta:generator>
    <meta:document-statistic meta:object-count="7"/>
  </office:meta>
</office:document-meta>
</file>